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style:text-underline-style="non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81">
      <style:text-properties style:text-underline-style="none"/>
    </style:style>
    <style:style style:name="ce9" style:family="table-cell" style:parent-style-name="Default" style:data-style-name="N81"/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81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coe" table:style-name="ta1">
        <table:table-column table:style-name="co1" table:number-columns-repeated="6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10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10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10" office:value-type="float" office:value="9999" calcext:value-type="float">
            <text:p>9999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10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10" office:value-type="float" office:value="9999" calcext:value-type="float">
            <text:p>9999</text:p>
          </table:table-cell>
          <table:table-cell office:value-type="float" office:value="0.000093" calcext:value-type="float">
            <text:p>9.30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73" calcext:value-type="float">
            <text:p>7.30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Default" office:value-type="float" office:value="0.000081112629" calcext:value-type="float">
            <text:p>0.0000811126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Default" office:value-type="float" office:value="0.000098254002" calcext:value-type="float">
            <text:p>0.0000982540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Default" office:value-type="float" office:value="0.000095262271" calcext:value-type="float">
            <text:p>0.0000952622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float" office:value="0.000625" calcext:value-type="float">
            <text:p>6.25E-04</text:p>
          </table:table-cell>
          <table:table-cell table:style-name="ce9" office:value-type="float" office:value="0.000909091" calcext:value-type="float">
            <text:p>9.09E-04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ce11"/>
        </table:table-row>
      </table:table>
      <table:table table:name="teo" table:style-name="ta1"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table:style-name="Default" office:value-type="string" calcext:value-type="string">
            <text:p>ddyn_lfc</text:p>
          </table:table-cell>
          <table:table-cell table:style-name="Default"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107" calcext:value-type="float">
            <text:p>1.07E-05</text:p>
          </table:table-cell>
          <table:table-cell office:value-type="float" office:value="0.000018" calcext:value-type="float">
            <text:p>1.8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10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62" calcext:value-type="float">
            <text:p>1.62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10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15" calcext:value-type="float">
            <text:p>1.15E-05</text:p>
          </table:table-cell>
          <table:table-cell office:value-type="float" office:value="0.000023" calcext:value-type="float">
            <text:p>2.3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10" office:value-type="float" office:value="9999" calcext:value-type="float">
            <text:p>9999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22" calcext:value-type="float">
            <text:p>2.2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10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8" calcext:value-type="float">
            <text:p>1.8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10" office:value-type="float" office:value="9999" calcext:value-type="float">
            <text:p>9999</text:p>
          </table:table-cell>
          <table:table-cell office:value-type="float" office:value="0.000093" calcext:value-type="float">
            <text:p>9.30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606061" calcext:value-type="float">
            <text:p>6.06E-04</text:p>
          </table:table-cell>
          <table:table-cell office:value-type="float" office:value="0.000869565" calcext:value-type="float">
            <text:p>8.70E-04</text:p>
          </table:table-cell>
          <table:table-cell table:style-name="ce9" office:value-type="float" office:value="0.000769231" calcext:value-type="float">
            <text:p>7.69E-04</text:p>
          </table:table-cell>
          <table:table-cell table:style-name="ce9" office:value-type="float" office:value="0.000666667" calcext:value-type="float">
            <text:p>6.67E-04</text:p>
          </table:table-cell>
          <table:table-cell table:style-name="ce9" office:value-type="float" office:value="0.00142857" calcext:value-type="float">
            <text:p>1.43E-03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3" calcext:value-type="float">
            <text:p>3.0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6" calcext:value-type="float">
            <text:p>2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95" calcext:value-type="float">
            <text:p>9.50E-06</text:p>
          </table:table-cell>
          <table:table-cell office:value-type="float" office:value="0.000022" calcext:value-type="float">
            <text:p>2.2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7" calcext:value-type="float">
            <text:p>1.7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16" calcext:value-type="float">
            <text:p>1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98" calcext:value-type="float">
            <text:p>9.80E-06</text:p>
          </table:table-cell>
          <table:table-cell office:value-type="float" office:value="0.000023" calcext:value-type="float">
            <text:p>2.3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73" calcext:value-type="float">
            <text:p>7.30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625" calcext:value-type="float">
            <text:p>6.25E-04</text:p>
          </table:table-cell>
          <table:table-cell office:value-type="float" office:value="0.000909091" calcext:value-type="float">
            <text:p>9.09E-04</text:p>
          </table:table-cell>
          <table:table-cell table:style-name="ce9" office:value-type="float" office:value="0.000714286" calcext:value-type="float">
            <text:p>7.14E-04</text:p>
          </table:table-cell>
          <table:table-cell table:style-name="ce9" office:value-type="float" office:value="0.000869565" calcext:value-type="float">
            <text:p>8.70E-04</text:p>
          </table:table-cell>
          <table:table-cell table:style-name="ce9" office:value-type="float" office:value="0.00147059" calcext:value-type="float">
            <text:p>1.47E-03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95" calcext:value-type="float">
            <text:p>9.50E-06</text:p>
          </table:table-cell>
          <table:table-cell office:value-type="float" office:value="0.00002" calcext:value-type="float">
            <text:p>2.0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0.000023" calcext:value-type="float">
            <text:p>2.3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89" calcext:value-type="float">
            <text:p>8.90E-06</text:p>
          </table:table-cell>
          <table:table-cell office:value-type="float" office:value="0.000026" calcext:value-type="float">
            <text:p>2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0.000018" calcext:value-type="float">
            <text:p>1.8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95" calcext:value-type="float">
            <text:p>9.50E-06</text:p>
          </table:table-cell>
          <table:table-cell office:value-type="float" office:value="0.000026" calcext:value-type="float">
            <text:p>2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89" calcext:value-type="float">
            <text:p>8.90E-06</text:p>
          </table:table-cell>
          <table:table-cell office:value-type="float" office:value="0.000023" calcext:value-type="float">
            <text:p>2.3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89" calcext:value-type="float">
            <text:p>8.90E-06</text:p>
          </table:table-cell>
          <table:table-cell office:value-type="float" office:value="0.000024" calcext:value-type="float">
            <text:p>2.4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86" calcext:value-type="float">
            <text:p>8.60E-06</text:p>
          </table:table-cell>
          <table:table-cell table:style-name="Default" office:value-type="float" office:value="0.000025261966" calcext:value-type="float">
            <text:p>0.000025261966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0.000081112629" calcext:value-type="float">
            <text:p>0.0000811126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81" calcext:value-type="float">
            <text:p>8.10E-06</text:p>
          </table:table-cell>
          <table:table-cell table:style-name="Default" office:value-type="float" office:value="0.000021196104" calcext:value-type="float">
            <text:p>0.000021196104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0.000098254002" calcext:value-type="float">
            <text:p>0.0000982540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73" calcext:value-type="float">
            <text:p>7.30E-06</text:p>
          </table:table-cell>
          <table:table-cell table:style-name="Default" office:value-type="float" office:value="0.000020048564" calcext:value-type="float">
            <text:p>0.000020048564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0.000095262271" calcext:value-type="float">
            <text:p>0.0000952622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</table:table>
      <table:table table:name="sjg" table:style-name="ta1">
        <table:table-column table:style-name="co1" table:number-columns-repeated="6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0.000595238" calcext:value-type="float">
            <text:p>5.95E-04</text:p>
          </table:table-cell>
          <table:table-cell table:style-name="ce9" office:value-type="float" office:value="0.000869565" calcext:value-type="float">
            <text:p>8.70E-04</text:p>
          </table:table-cell>
          <table:table-cell table:style-name="ce9" office:value-type="float" office:value="0.000653595" calcext:value-type="float">
            <text:p>6.54E-04</text:p>
          </table:table-cell>
          <table:table-cell table:style-name="ce9" office:value-type="float" office:value="0.000757576" calcext:value-type="float">
            <text:p>7.58E-04</text:p>
          </table:table-cell>
          <table:table-cell table:style-name="ce9" office:value-type="float" office:value="0.00125" calcext:value-type="float">
            <text:p>1.25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0.000606061" calcext:value-type="float">
            <text:p>6.06E-04</text:p>
          </table:table-cell>
          <table:table-cell table:style-name="ce9" office:value-type="float" office:value="0.000869565" calcext:value-type="float">
            <text:p>8.70E-04</text:p>
          </table:table-cell>
          <table:table-cell table:style-name="ce9" office:value-type="float" office:value="0.000689655" calcext:value-type="float">
            <text:p>6.90E-04</text:p>
          </table:table-cell>
          <table:table-cell table:style-name="ce9" office:value-type="float" office:value="0.000819672" calcext:value-type="float">
            <text:p>8.20E-04</text:p>
          </table:table-cell>
          <table:table-cell table:style-name="ce9" office:value-type="float" office:value="0.00149925" calcext:value-type="float">
            <text:p>1.50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gui" table:style-name="ta1">
        <table:table-column table:style-name="co1" table:number-columns-repeated="6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0.000588235" calcext:value-type="float">
            <text:p>5.88E-04</text:p>
          </table:table-cell>
          <table:table-cell table:style-name="ce9" office:value-type="float" office:value="0.000833333" calcext:value-type="float">
            <text:p>8.33E-04</text:p>
          </table:table-cell>
          <table:table-cell table:style-name="ce9" office:value-type="float" office:value="0.000671141" calcext:value-type="float">
            <text:p>6.71E-04</text:p>
          </table:table-cell>
          <table:table-cell table:style-name="ce9" office:value-type="float" office:value="0.000900901" calcext:value-type="float">
            <text:p>9.01E-04</text:p>
          </table:table-cell>
          <table:table-cell table:style-name="ce9" office:value-type="float" office:value="0.00142857" calcext:value-type="float">
            <text:p>1.43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0.000625" calcext:value-type="float">
            <text:p>6.25E-04</text:p>
          </table:table-cell>
          <table:table-cell table:style-name="ce9" office:value-type="float" office:value="0.000909091" calcext:value-type="float">
            <text:p>9.09E-04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9" office:value-type="float" office:value="0.00148148" calcext:value-type="float">
            <text:p>1.48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tam" table:style-name="ta1">
        <table:table-column table:style-name="co1" table:number-columns-repeated="6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0.000617284" calcext:value-type="float">
            <text:p>6.17E-04</text:p>
          </table:table-cell>
          <table:table-cell table:style-name="ce9" office:value-type="float" office:value="0.000833333" calcext:value-type="float">
            <text:p>8.33E-04</text:p>
          </table:table-cell>
          <table:table-cell table:style-name="ce9" office:value-type="float" office:value="0.000714286" calcext:value-type="float">
            <text:p>7.14E-04</text:p>
          </table:table-cell>
          <table:table-cell table:style-name="ce9" office:value-type="float" office:value="0.000917431" calcext:value-type="float">
            <text:p>9.17E-04</text:p>
          </table:table-cell>
          <table:table-cell table:style-name="ce9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0.000645161" calcext:value-type="float">
            <text:p>6.45E-04</text:p>
          </table:table-cell>
          <table:table-cell table:style-name="ce9" office:value-type="float" office:value="0.000909091" calcext:value-type="float">
            <text:p>9.09E-04</text:p>
          </table:table-cell>
          <table:table-cell table:style-name="ce9" office:value-type="float" office:value="0.000740741" calcext:value-type="float">
            <text:p>7.41E-04</text:p>
          </table:table-cell>
          <table:table-cell table:style-name="ce9" office:value-type="float" office:value="0.000826446" calcext:value-type="float">
            <text:p>8.26E-04</text:p>
          </table:table-cell>
          <table:table-cell table:style-name="ce9" office:value-type="float" office:value="0.0015625" calcext:value-type="float">
            <text:p>1.56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12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mlt" table:style-name="ta1">
        <table:table-column table:style-name="co1" table:number-columns-repeated="6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0.000588235" calcext:value-type="float">
            <text:p>5.88E-04</text:p>
          </table:table-cell>
          <table:table-cell table:style-name="ce9" office:value-type="float" office:value="0.001" calcext:value-type="float">
            <text:p>1.00E-03</text:p>
          </table:table-cell>
          <table:table-cell table:style-name="ce9" office:value-type="float" office:value="0.000689655" calcext:value-type="float">
            <text:p>6.90E-04</text:p>
          </table:table-cell>
          <table:table-cell table:style-name="ce9" office:value-type="float" office:value="0.000917431" calcext:value-type="float">
            <text:p>9.17E-04</text:p>
          </table:table-cell>
          <table:table-cell table:style-name="ce9" office:value-type="float" office:value="0.00125" calcext:value-type="float">
            <text:p>1.25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qsb" table:style-name="ta1">
        <table:table-column table:style-name="co1" table:number-columns-repeated="6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0.000617284" calcext:value-type="float">
            <text:p>6.17E-04</text:p>
          </table:table-cell>
          <table:table-cell table:style-name="ce9" office:value-type="float" office:value="0.000869565" calcext:value-type="float">
            <text:p>8.70E-04</text:p>
          </table:table-cell>
          <table:table-cell table:style-name="ce9" office:value-type="float" office:value="0.000724638" calcext:value-type="float">
            <text:p>7.25E-04</text:p>
          </table:table-cell>
          <table:table-cell table:style-name="ce9" office:value-type="float" office:value="0.0008" calcext:value-type="float">
            <text:p>8.00E-04</text:p>
          </table:table-cell>
          <table:table-cell table:style-name="ce9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abg" table:style-name="ta1">
        <table:table-column table:style-name="co1" table:number-columns-repeated="6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0.000606061" calcext:value-type="float">
            <text:p>6.06E-04</text:p>
          </table:table-cell>
          <table:table-cell table:style-name="ce9" office:value-type="float" office:value="0.000854701" calcext:value-type="float">
            <text:p>8.55E-04</text:p>
          </table:table-cell>
          <table:table-cell table:style-name="ce9" office:value-type="float" office:value="0.000689655" calcext:value-type="float">
            <text:p>6.90E-04</text:p>
          </table:table-cell>
          <table:table-cell table:style-name="ce9" office:value-type="float" office:value="0.00075188" calcext:value-type="float">
            <text:p>7.52E-04</text:p>
          </table:table-cell>
          <table:table-cell table:style-name="ce9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12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jai" table:style-name="ta1">
        <table:table-column table:style-name="co1" table:number-columns-repeated="6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0.000645161" calcext:value-type="float">
            <text:p>6.45E-04</text:p>
          </table:table-cell>
          <table:table-cell table:style-name="ce9" office:value-type="float" office:value="0.000909091" calcext:value-type="float">
            <text:p>9.09E-04</text:p>
          </table:table-cell>
          <table:table-cell table:style-name="ce9" office:value-type="float" office:value="0.000714286" calcext:value-type="float">
            <text:p>7.14E-04</text:p>
          </table:table-cell>
          <table:table-cell table:style-name="ce9" office:value-type="float" office:value="0.000862069" calcext:value-type="float">
            <text:p>8.62E-04</text:p>
          </table:table-cell>
          <table:table-cell table:style-name="ce9" office:value-type="float" office:value="0.00151057" calcext:value-type="float">
            <text:p>1.51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12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lzh" table:style-name="ta1">
        <table:table-column table:style-name="co1" table:number-columns-repeated="6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0.000606061" calcext:value-type="float">
            <text:p>6.06E-04</text:p>
          </table:table-cell>
          <table:table-cell table:style-name="ce9" office:value-type="float" office:value="0.000854701" calcext:value-type="float">
            <text:p>8.55E-04</text:p>
          </table:table-cell>
          <table:table-cell table:style-name="ce9" office:value-type="float" office:value="0.000689655" calcext:value-type="float">
            <text:p>6.90E-04</text:p>
          </table:table-cell>
          <table:table-cell table:style-name="ce9" office:value-type="float" office:value="0.00075188" calcext:value-type="float">
            <text:p>7.52E-04</text:p>
          </table:table-cell>
          <table:table-cell table:style-name="ce9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0.000645161" calcext:value-type="float">
            <text:p>6.45E-04</text:p>
          </table:table-cell>
          <table:table-cell table:style-name="ce9" office:value-type="float" office:value="0.000909091" calcext:value-type="float">
            <text:p>9.09E-04</text:p>
          </table:table-cell>
          <table:table-cell table:style-name="ce9" office:value-type="float" office:value="0.000704225" calcext:value-type="float">
            <text:p>7.04E-04</text:p>
          </table:table-cell>
          <table:table-cell table:style-name="ce9" office:value-type="float" office:value="0.000869565" calcext:value-type="float">
            <text:p>8.70E-04</text:p>
          </table:table-cell>
          <table:table-cell table:style-name="ce9" office:value-type="float" office:value="0.00151057" calcext:value-type="float">
            <text:p>1.51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12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bmt" table:style-name="ta1">
        <table:table-column table:style-name="co1" table:number-columns-repeated="6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0.000606061" calcext:value-type="float">
            <text:p>6.06E-04</text:p>
          </table:table-cell>
          <table:table-cell table:style-name="ce9" office:value-type="float" office:value="0.000854701" calcext:value-type="float">
            <text:p>8.55E-04</text:p>
          </table:table-cell>
          <table:table-cell table:style-name="ce9" office:value-type="float" office:value="0.000684932" calcext:value-type="float">
            <text:p>6.85E-04</text:p>
          </table:table-cell>
          <table:table-cell table:style-name="ce9" office:value-type="float" office:value="0.000769231" calcext:value-type="float">
            <text:p>7.69E-04</text:p>
          </table:table-cell>
          <table:table-cell table:style-name="ce9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0.000625" calcext:value-type="float">
            <text:p>6.25E-04</text:p>
          </table:table-cell>
          <table:table-cell table:style-name="ce9" office:value-type="float" office:value="0.000833333" calcext:value-type="float">
            <text:p>8.33E-04</text:p>
          </table:table-cell>
          <table:table-cell table:style-name="ce9" office:value-type="float" office:value="0.000689655" calcext:value-type="float">
            <text:p>6.90E-04</text:p>
          </table:table-cell>
          <table:table-cell table:style-name="ce9" office:value-type="float" office:value="0.0008" calcext:value-type="float">
            <text:p>8.00E-04</text:p>
          </table:table-cell>
          <table:table-cell table:style-name="ce9" office:value-type="float" office:value="0.00142857" calcext:value-type="float">
            <text:p>1.43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12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cyg" table:style-name="ta1">
        <table:table-column table:style-name="co1" table:number-columns-repeated="6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0.000606061" calcext:value-type="float">
            <text:p>6.06E-04</text:p>
          </table:table-cell>
          <table:table-cell table:style-name="ce9" office:value-type="float" office:value="0.000854701" calcext:value-type="float">
            <text:p>8.55E-04</text:p>
          </table:table-cell>
          <table:table-cell table:style-name="ce9" office:value-type="float" office:value="0.000684932" calcext:value-type="float">
            <text:p>6.85E-04</text:p>
          </table:table-cell>
          <table:table-cell table:style-name="ce9" office:value-type="float" office:value="0.000769231" calcext:value-type="float">
            <text:p>7.69E-04</text:p>
          </table:table-cell>
          <table:table-cell table:style-name="ce9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0.000625" calcext:value-type="float">
            <text:p>6.25E-04</text:p>
          </table:table-cell>
          <table:table-cell table:style-name="ce9" office:value-type="float" office:value="0.000833333" calcext:value-type="float">
            <text:p>8.33E-04</text:p>
          </table:table-cell>
          <table:table-cell table:style-name="ce9" office:value-type="float" office:value="0.000689655" calcext:value-type="float">
            <text:p>6.90E-04</text:p>
          </table:table-cell>
          <table:table-cell table:style-name="ce9" office:value-type="float" office:value="0.000840336" calcext:value-type="float">
            <text:p>8.40E-04</text:p>
          </table:table-cell>
          <table:table-cell table:style-name="ce9" office:value-type="float" office:value="0.00142857" calcext:value-type="float">
            <text:p>1.43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12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kny" table:style-name="ta1">
        <table:table-column table:style-name="co1" table:number-columns-repeated="6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0.000606061" calcext:value-type="float">
            <text:p>6.06E-04</text:p>
          </table:table-cell>
          <table:table-cell table:style-name="ce9" office:value-type="float" office:value="0.000854701" calcext:value-type="float">
            <text:p>8.55E-04</text:p>
          </table:table-cell>
          <table:table-cell table:style-name="ce9" office:value-type="float" office:value="0.000684932" calcext:value-type="float">
            <text:p>6.85E-04</text:p>
          </table:table-cell>
          <table:table-cell table:style-name="ce9" office:value-type="float" office:value="0.000769231" calcext:value-type="float">
            <text:p>7.69E-04</text:p>
          </table:table-cell>
          <table:table-cell table:style-name="ce9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0.000666667" calcext:value-type="float">
            <text:p>6.67E-04</text:p>
          </table:table-cell>
          <table:table-cell table:style-name="ce9" office:value-type="float" office:value="0.00117647" calcext:value-type="float">
            <text:p>1.18E-03</text:p>
          </table:table-cell>
          <table:table-cell table:style-name="ce9" office:value-type="float" office:value="0.0008" calcext:value-type="float">
            <text:p>8.00E-04</text:p>
          </table:table-cell>
          <table:table-cell table:style-name="ce9" office:value-type="float" office:value="0.00102041" calcext:value-type="float">
            <text:p>1.02E-03</text:p>
          </table:table-cell>
          <table:table-cell table:style-name="ce9" office:value-type="float" office:value="0.00170358" calcext:value-type="float">
            <text:p>1.70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12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kak" table:style-name="ta1">
        <table:table-column table:style-name="co1" table:number-columns-repeated="6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0.000561798" calcext:value-type="float">
            <text:p>5.62E-04</text:p>
          </table:table-cell>
          <table:table-cell table:style-name="ce9" office:value-type="float" office:value="0.000813008" calcext:value-type="float">
            <text:p>8.13E-04</text:p>
          </table:table-cell>
          <table:table-cell table:style-name="ce9" office:value-type="float" office:value="0.000653595" calcext:value-type="float">
            <text:p>6.54E-04</text:p>
          </table:table-cell>
          <table:table-cell table:style-name="ce9" office:value-type="float" office:value="0.00078125" calcext:value-type="float">
            <text:p>7.81E-04</text:p>
          </table:table-cell>
          <table:table-cell table:style-name="ce9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0.000625" calcext:value-type="float">
            <text:p>6.25E-04</text:p>
          </table:table-cell>
          <table:table-cell table:style-name="ce9" office:value-type="float" office:value="0.00117647" calcext:value-type="float">
            <text:p>1.18E-03</text:p>
          </table:table-cell>
          <table:table-cell table:style-name="ce9" office:value-type="float" office:value="0.000714286" calcext:value-type="float">
            <text:p>7.14E-04</text:p>
          </table:table-cell>
          <table:table-cell table:style-name="ce9" office:value-type="float" office:value="0.000952381" calcext:value-type="float">
            <text:p>9.52E-04</text:p>
          </table:table-cell>
          <table:table-cell table:style-name="ce9" office:value-type="float" office:value="0.00133333" calcext:value-type="float">
            <text:p>1.33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12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hon" table:style-name="ta1">
        <table:table-column table:style-name="co1" table:number-columns-repeated="6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0.000571429" calcext:value-type="float">
            <text:p>5.71E-04</text:p>
          </table:table-cell>
          <table:table-cell table:style-name="ce9" office:value-type="float" office:value="0.000833333" calcext:value-type="float">
            <text:p>8.33E-04</text:p>
          </table:table-cell>
          <table:table-cell table:style-name="ce9" office:value-type="float" office:value="0.000657895" calcext:value-type="float">
            <text:p>6.58E-04</text:p>
          </table:table-cell>
          <table:table-cell table:style-name="ce9" office:value-type="float" office:value="0.000714286" calcext:value-type="float">
            <text:p>7.14E-04</text:p>
          </table:table-cell>
          <table:table-cell table:style-name="ce9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0.000625" calcext:value-type="float">
            <text:p>6.25E-04</text:p>
          </table:table-cell>
          <table:table-cell table:style-name="ce9" office:value-type="float" office:value="0.000909091" calcext:value-type="float">
            <text:p>9.09E-04</text:p>
          </table:table-cell>
          <table:table-cell table:style-name="ce9" office:value-type="float" office:value="0.000714286" calcext:value-type="float">
            <text:p>7.14E-04</text:p>
          </table:table-cell>
          <table:table-cell table:style-name="ce9" office:value-type="float" office:value="0.000909091" calcext:value-type="float">
            <text:p>9.09E-04</text:p>
          </table:table-cell>
          <table:table-cell table:style-name="ce9" office:value-type="float" office:value="0.00148148" calcext:value-type="float">
            <text:p>1.48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12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Hoja16" table:style-name="ta1"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row table:style-name="ro1">
          <table:table-cell office:value-type="string" calcext:value-type="string">
            <text:p>obs</text:p>
          </table:table-cell>
          <table:table-cell table:style-name="Default" office:value-type="string" calcext:value-type="string">
            <text:p>min power</text:p>
          </table:table-cell>
          <table:table-cell office:value-type="string" calcext:value-type="string">
            <text:p>max power</text:p>
          </table:table-cell>
        </table:table-row>
        <table:table-row table:style-name="ro1">
          <table:table-cell office:value-type="string" calcext:value-type="string">
            <text:p>teo</text:p>
          </table:table-cell>
          <table:table-cell office:value-type="float" office:value="0.000000000190175" calcext:value-type="float">
            <text:p>1.90E-10</text:p>
          </table:table-cell>
          <table:table-cell office:value-type="float" office:value="622708" calcext:value-type="float">
            <text:p>622708</text:p>
          </table:table-cell>
        </table:table-row>
        <table:table-row table:style-name="ro1">
          <table:table-cell office:value-type="string" calcext:value-type="string">
            <text:p>sjg</text:p>
          </table:table-cell>
          <table:table-cell office:value-type="float" office:value="0.0000000000208249" calcext:value-type="float">
            <text:p>2.08E-11</text:p>
          </table:table-cell>
          <table:table-cell office:value-type="float" office:value="806256" calcext:value-type="float">
            <text:p>806256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float" office:value="0.0000000000701752" calcext:value-type="float">
            <text:p>7.02E-11</text:p>
          </table:table-cell>
          <table:table-cell table:style-name="ce9" office:value-type="float" office:value="1351270" calcext:value-type="float">
            <text:p>1.35E+06</text:p>
          </table:table-cell>
        </table:table-row>
        <table:table-row table:style-name="ro1">
          <table:table-cell office:value-type="string" calcext:value-type="string">
            <text:p>tam</text:p>
          </table:table-cell>
          <table:table-cell office:value-type="float" office:value="0.0000000000408388" calcext:value-type="float">
            <text:p>4.08E-11</text:p>
          </table:table-cell>
          <table:table-cell table:style-name="ce9" office:value-type="float" office:value="1139900" calcext:value-type="float">
            <text:p>1.14E+06</text:p>
          </table:table-cell>
        </table:table-row>
        <table:table-row table:style-name="ro1">
          <table:table-cell office:value-type="string" calcext:value-type="string">
            <text:p>jai</text:p>
          </table:table-cell>
          <table:table-cell office:value-type="float" office:value="0.000000000121197" calcext:value-type="float">
            <text:p>1.21E-10</text:p>
          </table:table-cell>
          <table:table-cell table:style-name="ce9" office:value-type="float" office:value="1316320" calcext:value-type="float">
            <text:p>1.32E+06</text:p>
          </table:table-cell>
        </table:table-row>
        <table:table-row table:style-name="ro1">
          <table:table-cell office:value-type="string" calcext:value-type="string">
            <text:p>lzh</text:p>
          </table:table-cell>
          <table:table-cell office:value-type="float" office:value="0.000000000206966" calcext:value-type="float">
            <text:p>2.07E-10</text:p>
          </table:table-cell>
          <table:table-cell office:value-type="float" office:value="620716" calcext:value-type="float">
            <text:p>620716</text:p>
          </table:table-cell>
        </table:table-row>
        <table:table-row table:style-name="ro1">
          <table:table-cell office:value-type="string" calcext:value-type="string">
            <text:p>bmt</text:p>
          </table:table-cell>
          <table:table-cell office:value-type="float" office:value="0.0000000000208218" calcext:value-type="float">
            <text:p>2.08E-11</text:p>
          </table:table-cell>
          <table:table-cell office:value-type="float" office:value="609598" calcext:value-type="float">
            <text:p>609598</text:p>
          </table:table-cell>
        </table:table-row>
        <table:table-row table:style-name="ro1">
          <table:table-cell office:value-type="string" calcext:value-type="string">
            <text:p>cyg</text:p>
          </table:table-cell>
          <table:table-cell office:value-type="float" office:value="0.000000000133378" calcext:value-type="float">
            <text:p>1.33E-10</text:p>
          </table:table-cell>
          <table:table-cell office:value-type="float" office:value="478068" calcext:value-type="float">
            <text:p>478068</text:p>
          </table:table-cell>
        </table:table-row>
        <table:table-row table:style-name="ro1">
          <table:table-cell office:value-type="string" calcext:value-type="string">
            <text:p>kny</text:p>
          </table:table-cell>
          <table:table-cell office:value-type="float" office:value="0.000000000382402" calcext:value-type="float">
            <text:p>3.82E-10</text:p>
          </table:table-cell>
          <table:table-cell office:value-type="float" office:value="383337" calcext:value-type="float">
            <text:p>383337</text:p>
          </table:table-cell>
        </table:table-row>
        <table:table-row table:style-name="ro1">
          <table:table-cell office:value-type="string" calcext:value-type="string">
            <text:p>kak</text:p>
          </table:table-cell>
          <table:table-cell office:value-type="float" office:value="0.0000000000629647" calcext:value-type="float">
            <text:p>6.30E-11</text:p>
          </table:table-cell>
          <table:table-cell office:value-type="float" office:value="340994" calcext:value-type="float">
            <text:p>340994</text:p>
          </table:table-cell>
        </table:table-row>
        <table:table-row table:style-name="ro1">
          <table:table-cell office:value-type="string" calcext:value-type="string">
            <text:p>hon</text:p>
          </table:table-cell>
          <table:table-cell office:value-type="float" office:value="0.000000000343018" calcext:value-type="float">
            <text:p>3.43E-10</text:p>
          </table:table-cell>
          <table:table-cell office:value-type="float" office:value="556124" calcext:value-type="float">
            <text:p>556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12:47:22.9915834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0:44:35.279990054</meta:creation-date>
    <dc:date>2025-01-09T13:01:39.550683592</dc:date>
    <meta:editing-duration>PT11H34M35S</meta:editing-duration>
    <meta:editing-cycles>19</meta:editing-cycles>
    <meta:generator>LibreOffice/7.5.9.2$Linux_X86_64 LibreOffice_project/50$Build-2</meta:generator>
    <meta:document-statistic meta:table-count="16" meta:cell-count="3396" meta:object-count="0"/>
  </office:meta>
</office:document-meta>
</file>